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eb91e" draw:textarea-horizontal-align="justify" draw:textarea-vertical-align="middle" draw:auto-grow-height="false" fo:min-height="3.761cm" fo:min-width="6.559cm"/>
    </style:style>
    <style:style style:name="gr2" style:family="graphic" style:parent-style-name="standard">
      <style:graphic-properties draw:fill-color="#ff7b59" draw:textarea-horizontal-align="justify" draw:textarea-vertical-align="middle" draw:auto-grow-height="false" fo:min-height="3.761cm" fo:min-width="6.559cm"/>
    </style:style>
    <style:style style:name="gr3" style:family="graphic" style:parent-style-name="standard">
      <style:graphic-properties draw:textarea-horizontal-align="justify" draw:textarea-vertical-align="middle" draw:auto-grow-height="false" fo:min-height="3.761cm" fo:min-width="6.559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ff7b5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93cm" svg:height="4.445cm" svg:x="2.651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493cm" svg:height="4.445cm" svg:x="18.272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493cm" svg:height="4.445cm" svg:x="10.525cm" svg:y="10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6.35cm" svg:height="1.27cm" svg:x="3.159cm" svg:y="2.397cm">
          <draw:text-box>
            <text:p>CARLA simulator</text:p>
          </draw:text-box>
        </draw:frame>
        <draw:frame draw:style-name="gr4" draw:text-style-name="P4" draw:layer="layout" svg:width="6.604cm" svg:height="3.806cm" svg:x="11.033cm" svg:y="10.906cm">
          <draw:text-box>
            <text:p>BRIDGE container</text:p>
            <text:p/>
            <text:p>- ROS1-ROS2</text:p>
            <text:p>- ROS2-CARLA</text:p>
            <text:p>- SBOX-ROS1</text:p>
          </draw:text-box>
        </draw:frame>
        <draw:line draw:style-name="gr5" draw:text-style-name="P3" draw:layer="layout" svg:x1="5.445cm" svg:y1="13.192cm" svg:x2="5.445cm" svg:y2="6.461cm">
          <text:p/>
        </draw:line>
        <draw:line draw:style-name="gr6" draw:text-style-name="P5" draw:layer="layout" svg:x1="5.445cm" svg:y1="13.065cm" svg:x2="10.525cm" svg:y2="13.065cm">
          <text:p/>
        </draw:line>
        <draw:line draw:style-name="gr6" draw:text-style-name="P5" draw:layer="layout" svg:x1="22.844cm" svg:y1="13.319cm" svg:x2="22.717cm" svg:y2="6.334cm">
          <text:p/>
        </draw:line>
        <draw:line draw:style-name="gr5" draw:text-style-name="P3" draw:layer="layout" svg:x1="22.971cm" svg:y1="13.319cm" svg:x2="18.145cm" svg:y2="13.319cm">
          <text:p/>
        </draw:line>
        <draw:frame draw:style-name="gr4" draw:text-style-name="P4" draw:layer="layout" svg:width="6.096cm" svg:height="1.673cm" svg:x="18.78cm" svg:y="2.397cm">
          <draw:text-box>
            <text:p>ROS2 work container</text:p>
          </draw:text-box>
        </draw:frame>
        <draw:frame draw:style-name="gr7" draw:text-style-name="P4" draw:layer="layout" svg:width="24.765cm" svg:height="2.384cm" svg:x="2.397cm" svg:y="15.986cm">
          <draw:text-box>
            <text:p>The proposed topology of containers allow us to work only in one container (ROS2 work container),allowing us to be sure that all the bridges and the simulator are running successfully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4:42.690465945</meta:creation-date>
    <dc:date>2021-09-13T17:33:19.398628326</dc:date>
    <meta:editing-duration>PT34S</meta:editing-duration>
    <meta:editing-cycles>1</meta:editing-cycles>
    <meta:document-statistic meta:object-count="11"/>
    <meta:generator>LibreOffice/6.4.7.2$Linux_X86_64 LibreOffice_project/40$Build-2</meta:generator>
  </office:meta>
</office:document-meta>
</file>